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color="#000000" draw:marker-end="Arrowhead_20_3" draw:marker-end-width="0.051cm" draw:fill="none" draw:textarea-vertical-align="middle"/>
    </style:style>
    <style:style style:name="gr2" style:family="graphic" style:parent-style-name="standard">
      <style:graphic-properties svg:stroke-color="#000000" draw:fill="solid" draw:fill-color="#00ff00" draw:textarea-horizontal-align="justify" draw:textarea-vertical-align="middle" draw:auto-grow-height="false"/>
    </style:style>
    <style:style style:name="gr3" style:family="graphic" style:parent-style-name="standard">
      <style:graphic-properties svg:stroke-width="0.051cm" svg:stroke-color="#c0c0c0" draw:marker-start-width="0.279cm" draw:marker-end-width="0.279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25cm" draw:marker-start-width="0.229cm" draw:marker-end="Arrowhead_20_3" draw:marker-end-width="0.229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svg:stroke-color="#ff0000" draw:fill="solid" draw:fill-color="#ff3333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svg:stroke-width="0.025cm" svg:stroke-color="#0099ff" draw:marker-start-width="0.229cm" draw:marker-end-width="0.229cm" svg:stroke-opacity="100%" draw:fill="none" draw:textarea-vertical-align="middle" fo:padding-top="0.137cm" fo:padding-bottom="0.137cm" fo:padding-left="0.262cm" fo:padding-right="0.262cm"/>
    </style:style>
    <style:style style:name="gr7" style:family="graphic" style:parent-style-name="objectwithoutfill">
      <style:graphic-properties svg:stroke-width="0.051cm" svg:stroke-color="#0099ff" draw:marker-start-width="0.279cm" draw:marker-end="Arrowhead_20_3" draw:marker-end-width="0.229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color="#000000" draw:fill="none" draw:textarea-vertical-align="middle"/>
    </style:style>
    <style:style style:name="gr9" style:family="graphic" style:parent-style-name="objectwithoutfill">
      <style:graphic-properties svg:stroke-color="#c0c0c0" draw:fill="none" draw:textarea-vertical-align="middle"/>
    </style:style>
    <style:style style:name="gr10" style:family="graphic" style:parent-style-name="objectwithoutfill">
      <style:graphic-properties svg:stroke-width="0.051cm" svg:stroke-color="#0099ff" draw:marker-start-width="0.279cm" draw:marker-end="Arrowhead_20_3" draw:marker-end-width="0.229cm" svg:stroke-opacity="20%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ole-draw-aspect="1"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4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T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366cm" svg:y1="9.128cm" svg:x2="8.366cm" svg:y2="4.302cm">
          <text:p/>
        </draw:line>
        <draw:line draw:style-name="gr1" draw:text-style-name="P1" draw:layer="layout" svg:x1="5.953cm" svg:y1="6.969cm" svg:x2="11.287cm" svg:y2="6.969cm">
          <text:p/>
        </draw:line>
        <draw:custom-shape draw:style-name="gr2" draw:text-style-name="P1" draw:layer="layout" svg:width="0.381cm" svg:height="0.381cm" svg:x="9.128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191cm" svg:height="4.191cm" svg:x="6.334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8.373cm" svg:y1="6.998cm" svg:x2="9.29cm" svg:y2="5.006cm">
          <text:p/>
        </draw:line>
        <draw:custom-shape draw:style-name="gr5" draw:text-style-name="P1" draw:layer="layout" svg:width="0.127cm" svg:height="0.127cm" svg:x="9.942cm" svg:y="5.458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10.268cm" svg:y="5.95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10.208cm" svg:y="5.815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10.141cm" svg:y="5.696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10.103cm" svg:y="5.629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32cm" svg:height="0.89cm" draw:transform="skewX (0.392175482923126) rotate (2.46597570014279) translate (8.3978534107402cm 6.923cm)" svg:viewBox="0 0 1733 891" svg:d="m0 0c631 1278 1733 805 1733 805">
          <text:p/>
        </draw:path>
        <draw:line draw:style-name="gr7" draw:text-style-name="P1" draw:layer="layout" svg:x1="8.381cm" svg:y1="7.006cm" svg:x2="8.614cm" svg:y2="6.284cm">
          <text:p/>
        </draw:line>
        <draw:line draw:style-name="gr8" draw:text-style-name="P1" draw:layer="layout" svg:x1="7.54cm" svg:y1="4.502cm" svg:x2="11.253cm" svg:y2="5.803cm">
          <text:p/>
        </draw:line>
        <draw:line draw:style-name="gr9" draw:text-style-name="P1" draw:layer="layout" svg:x1="7.45cm" svg:y1="4.63cm" svg:x2="11.163cm" svg:y2="5.931cm">
          <text:p/>
        </draw:line>
        <draw:line draw:style-name="gr9" draw:text-style-name="P1" draw:layer="layout" svg:x1="7.554cm" svg:y1="4.337cm" svg:x2="11.267cm" svg:y2="5.638cm">
          <text:p/>
        </draw:line>
        <draw:line draw:style-name="gr10" draw:text-style-name="P1" draw:layer="layout" svg:x1="8.366cm" svg:y1="6.975cm" svg:x2="8.157cm" svg:y2="5.624cm">
          <text:p/>
        </draw:line>
        <draw:frame draw:style-name="gr11" draw:layer="layout" svg:width="0.666cm" svg:height="0.53cm" svg:x="7.672cm" svg:y="6.14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g>
          <draw:frame draw:style-name="gr11" draw:layer="layout" svg:width="0.682cm" svg:height="0.454cm" svg:x="9.001cm" svg:y="5.77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12" draw:text-style-name="P2" draw:layer="layout" svg:width="0.589cm" svg:height="0.574cm" svg:x="9.212cm" svg:y="5.535cm">
            <draw:text-box>
              <text:p text:style-name="P2"><text:span text:style-name="T1">+</text:span></text:p>
            </draw:text-box>
          </draw:frame>
        </draw:g>
      </draw:page>
      <draw:page draw:name="page2" draw:style-name="dp1" draw:master-page-name="Default">
        <draw:line draw:style-name="gr1" draw:text-style-name="P1" draw:layer="layout" svg:x1="8.365cm" svg:y1="9.128cm" svg:x2="8.365cm" svg:y2="4.302cm">
          <text:p/>
        </draw:line>
        <draw:line draw:style-name="gr1" draw:text-style-name="P1" draw:layer="layout" svg:x1="5.952cm" svg:y1="6.969cm" svg:x2="11.286cm" svg:y2="6.969cm">
          <text:p/>
        </draw:line>
        <draw:custom-shape draw:style-name="gr3" draw:text-style-name="P1" draw:layer="layout" svg:width="4.191cm" svg:height="4.191cm" svg:x="6.334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81cm" svg:height="0.381cm" svg:x="9.128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8.373cm" svg:y1="6.998cm" svg:x2="9.29cm" svg:y2="5.006cm">
          <text:p/>
        </draw:line>
        <draw:custom-shape draw:style-name="gr5" draw:text-style-name="P1" draw:layer="layout" svg:width="0.127cm" svg:height="0.127cm" svg:x="9.942cm" svg:y="5.458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10.268cm" svg:y="5.95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10.208cm" svg:y="5.815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10.141cm" svg:y="5.696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10.103cm" svg:y="5.629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8.381cm" svg:y1="7.006cm" svg:x2="8.216cm" svg:y2="5.623cm">
          <text:p/>
        </draw:line>
        <draw:frame draw:style-name="gr11" draw:layer="layout" svg:width="0.666cm" svg:height="0.53cm" svg:x="7.672cm" svg:y="6.14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8" draw:text-style-name="P1" draw:layer="layout" svg:x1="6.412cm" svg:y1="5.661cm" svg:x2="10.666cm" svg:y2="5.202cm">
          <text:p/>
        </draw:line>
        <draw:line draw:style-name="gr9" draw:text-style-name="P1" draw:layer="layout" svg:x1="6.389cm" svg:y1="5.323cm" svg:x2="10.643cm" svg:y2="4.864cm">
          <text:p/>
        </draw:line>
        <draw:line draw:style-name="gr9" draw:text-style-name="P1" draw:layer="layout" svg:x1="6.463cm" svg:y1="5.999cm" svg:x2="10.717cm" svg:y2="5.54cm">
          <text:p/>
        </draw:line>
        <draw:g>
          <draw:frame draw:style-name="gr11" draw:layer="layout" svg:width="0.682cm" svg:height="0.454cm" svg:x="9.001cm" svg:y="5.769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12" draw:text-style-name="P2" draw:layer="layout" svg:width="0.589cm" svg:height="0.574cm" svg:x="9.212cm" svg:y="5.534cm">
            <draw:text-box>
              <text:p text:style-name="P2"><text:span text:style-name="T1">+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_20_3" draw:display-name="Arrowhead 3" svg:viewBox="0 0 1066 2132" svg:d="m533 0 533 2132h-1066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Ultrafine_20_Dashed" svg:stroke-color="#000000" draw:fill="none" draw:opacity="100%" draw:shadow-opacity="10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r GRONAT</meta:initial-creator>
    <meta:creation-date>2014-06-05T14:21:13</meta:creation-date>
    <dc:date>2014-06-05T16:07:22</dc:date>
    <dc:creator>Petr GRONAT</dc:creator>
    <meta:editing-duration>PT37M18S</meta:editing-duration>
    <meta:editing-cycles>5</meta:editing-cycles>
    <meta:generator>LibreOffice/3.5$Linux_X86_64 LibreOffice_project/350m1$Build-2</meta:generator>
    <meta:document-statistic meta:object-count="38"/>
  </office:meta>
</office:document-meta>
</file>

<file path=Object 1/content.xml><?xml version="1.0" encoding="utf-8"?>
<math xmlns="http://www.w3.org/1998/Math/MathML">
  <semantics>
    <mrow>
      <msub>
        <mi>w</mi>
        <mi>j</mi>
      </msub>
    </mrow>
    <annotation encoding="StarMath 5.0">w_j</annotation>
  </semantics>
</math>
</file>

<file path=Object 2/content.xml><?xml version="1.0" encoding="utf-8"?>
<math xmlns="http://www.w3.org/1998/Math/MathML">
  <semantics>
    <mrow>
      <msub>
        <mi>w</mi>
        <mi>j</mi>
      </msub>
    </mrow>
    <annotation encoding="StarMath 5.0">w_j</annotation>
  </semantics>
</math>
</file>

<file path=Object 3/content.xml><?xml version="1.0" encoding="utf-8"?>
<math xmlns="http://www.w3.org/1998/Math/MathML">
  <semantics>
    <mrow>
      <msub>
        <mo stretchy="false">Φ</mo>
        <mi>j</mi>
      </msub>
    </mrow>
    <annotation encoding="StarMath 5.0">%PHI_j</annotation>
  </semantics>
</math>
</file>

<file path=Object 4/content.xml><?xml version="1.0" encoding="utf-8"?>
<math xmlns="http://www.w3.org/1998/Math/MathML">
  <semantics>
    <mrow>
      <msub>
        <mo stretchy="false">Φ</mo>
        <mi>j</mi>
      </msub>
    </mrow>
    <annotation encoding="StarMath 5.0">%PHI_j</annotation>
  </semantics>
</math>
</file>